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ff" draw:textarea-horizontal-align="justify" draw:textarea-vertical-align="middle" draw:auto-grow-height="false" fo:min-height="1.24cm" fo:min-width="5.851cm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 fo:min-height="1.183cm" fo:min-width="8.95cm"/>
    </style:style>
    <style:style style:name="gr3" style:family="graphic" style:parent-style-name="standard">
      <style:graphic-properties draw:fill-color="#00ffff" draw:textarea-horizontal-align="justify" draw:textarea-vertical-align="middle" draw:auto-grow-height="false" fo:min-height="0.98cm" fo:min-width="4.322cm"/>
    </style:style>
    <style:style style:name="gr4" style:family="graphic" style:parent-style-name="standard">
      <style:graphic-properties draw:fill-color="#00ffff" draw:textarea-horizontal-align="justify" draw:textarea-vertical-align="middle" draw:auto-grow-height="false" fo:min-height="1.4cm" fo:min-width="5.123cm"/>
    </style:style>
    <style:style style:name="gr5" style:family="graphic" style:parent-style-name="standard">
      <style:graphic-properties draw:fill-color="#00ffff" draw:textarea-horizontal-align="justify" draw:textarea-vertical-align="middle" draw:auto-grow-height="false" fo:min-height="1.4cm" fo:min-width="4.904cm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 fo:min-height="1.337cm" fo:min-width="9.262cm"/>
    </style:style>
    <style:style style:name="gr7" style:family="graphic" style:parent-style-name="standard">
      <style:graphic-properties draw:fill-color="#00ffff" draw:textarea-horizontal-align="justify" draw:textarea-vertical-align="middle" draw:auto-grow-height="false" fo:min-height="2.205cm" fo:min-width="7.583cm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 fo:min-height="2.096cm" fo:min-width="7.683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1.337cm" fo:min-width="11.3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7cm"/>
    </style:style>
    <style:style style:name="gr13" style:family="graphic" style:parent-style-name="standard">
      <style:graphic-properties draw:stroke="none" svg:stroke-color="#000000" draw:fill="none" draw:fill-color="#ffffff" fo:min-height="0.871cm"/>
    </style:style>
    <style:style style:name="gr14" style:family="graphic" style:parent-style-name="standard">
      <style:graphic-properties draw:stroke="none" svg:stroke-color="#000000" draw:fill="none" draw:fill-color="#ffffff" fo:min-height="0.869cm"/>
    </style:style>
    <style:style style:name="gr15" style:family="graphic" style:parent-style-name="standard">
      <style:graphic-properties draw:stroke="none" svg:stroke-color="#000000" draw:fill="none" draw:fill-color="#ffffff" fo:min-height="1.313cm"/>
    </style:style>
    <style:style style:name="P1" style:family="paragraph">
      <style:paragraph-properties fo:text-align="center"/>
    </style:style>
    <style:style style:name="P2" style:family="paragraph">
      <loext:graphic-properties draw:fill-color="#00ffff"/>
      <style:paragraph-properties fo:text-align="center"/>
      <style:text-properties fo:font-size="12pt"/>
    </style:style>
    <style:style style:name="P3" style:family="paragraph">
      <loext:graphic-properties draw:fill-color="#00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979cm" svg:height="2.106cm" svg:x="3.723cm" svg:y="1.3cm">
          <text:p text:style-name="P1"><text:span text:style-name="T1">Εφαρμογή</text:span></text:p>
          <text:p text:style-name="P1"><text:span text:style-name="T1">ή Άφιξη Πακέτου</text:span></text:p>
          <text:p text:style-name="P1"><text:span text:style-name="T1">Έναρξη Ενθυλάκωση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45cm" svg:height="1.433cm" svg:x="3.53cm" svg:y="4.291cm">
          <text:p text:style-name="P1"><text:span text:style-name="T2"/></text:p>
          <text:p text:style-name="P1"><text:span text:style-name="T2">Υπολογισμός Δικτύου Προορισμού</text:span></text:p>
          <text:p text:style-name="P1"><text:span text:style-name="T2">DST_NET = DST_IP </text:span><text:span text:style-name="T3">AND </text:span><text:span text:style-name="T4">NETMASK</text:span></text:p>
          <text:p text:style-name="P1"><text:span text:style-name="T4">LOCAL_NET = LOCAL_IP </text:span><text:span text:style-name="T3">AND </text:span><text:span text:style-name="T4">NETMASK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42cm" svg:height="2.458cm" svg:x="3.376cm" svg:y="6.427cm">
          <text:p text:style-name="P1"><text:span text:style-name="T2">DST_NET = LOCAL_N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11.245cm" svg:height="3.3cm" svg:x="2.646cm" svg:y="9.587cm">
          <text:p text:style-name="P1"><text:span text:style-name="T2">DST_HOST ή DST_NET</text:span></text:p>
          <text:p text:style-name="P1"><text:span text:style-name="T2">Υπάρχει στον Πίνακα</text:span></text:p>
          <text:p text:style-name="P1"><text:span text:style-name="T2">Δρομολόγησης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layer="layout" svg:width="10.807cm" svg:height="3.299cm" svg:x="2.941cm" svg:y="13.662cm">
          <text:p text:style-name="P1"><text:span text:style-name="T2">Υπάρχει Προεπιλεγμένος</text:span></text:p>
          <text:p text:style-name="P1"><text:span text:style-name="T2">Δρομολογητής στον </text:span></text:p>
          <text:p text:style-name="P1"><text:span text:style-name="T2">Πίνακα Δρομολόγησης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out" svg:width="9.932cm" svg:height="1.757cm" svg:x="3.23cm" svg:y="17.942cm">
          <text:p text:style-name="P1"><text:span text:style-name="T2">Κλήση του ICMP</text:span></text:p>
          <text:p text:style-name="P1"><text:span text:style-name="T2">Μήνυμα Σφάλματος</text:span></text:p>
          <text:p text:style-name="P1"><text:span text:style-name="T2">Destination Unreach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8.083cm" svg:height="2.455cm" svg:x="17.2cm" svg:y="6.645cm">
          <text:p text:style-name="P1"><text:span text:style-name="T2">Βρες τη φυσική Διεύθυνση με ARP </text:span></text:p>
          <text:p text:style-name="P1"><text:span text:style-name="T2">ή NDP που αντιστοιχεί στη</text:span></text:p>
          <text:p text:style-name="P1"><text:span text:style-name="T2">Διεύθυνση Προορισμού</text:span></text:p>
          <text:p text:style-name="P1"><text:span text:style-name="T2"><text:s/></text:span><text:span text:style-name="T2">DST_I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183cm" svg:height="2.346cm" svg:x="17.1cm" svg:y="12.2cm">
          <text:p text:style-name="P1"><text:span text:style-name="T2">Βρες τη φυσική διεύθυνση με ARP ή NDP</text:span></text:p>
          <text:p text:style-name="P1"><text:span text:style-name="T2"><text:s/></text:span><text:span text:style-name="T2">του Δρομολογητή που επιλέχθηκε από</text:span></text:p>
          <text:p text:style-name="P1"><text:span text:style-name="T2"><text:s/></text:span><text:span text:style-name="T2">τον <text:s/>Πίνακα Δρομολόγησης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1.757cm" svg:x="15.7cm" svg:y="17.943cm">
          <text:p text:style-name="P1"><text:span text:style-name="T2">Ενθυλάκωσε το πακέτο στη Φυσική Δ/νση Προορισμού</text:span></text:p>
          <text:p text:style-name="P1"><text:span text:style-name="T2">Στείλε το στην κατάλληλη Δικτυακή</text:span></text:p>
          <text:p text:style-name="P1"><text:span text:style-name="T2">Διασύνδεση (interfac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draw:layer="layout" svg:x1="8.196cm" svg:y1="3.406cm" svg:x2="8.196cm" svg:y2="4.291cm">
          <text:p/>
        </draw:line>
        <draw:line draw:style-name="gr10" draw:text-style-name="P4" draw:layer="layout" svg:x1="8.196cm" svg:y1="5.724cm" svg:x2="8.196cm" svg:y2="6.426cm">
          <text:p/>
        </draw:line>
        <draw:line draw:style-name="gr10" draw:text-style-name="P4" draw:layer="layout" svg:x1="8.196cm" svg:y1="8.884cm" svg:x2="8.196cm" svg:y2="9.656cm">
          <text:p/>
        </draw:line>
        <draw:line draw:style-name="gr10" draw:text-style-name="P4" draw:layer="layout" svg:x1="8.342cm" svg:y1="12.887cm" svg:x2="8.342cm" svg:y2="13.659cm">
          <text:p/>
        </draw:line>
        <draw:line draw:style-name="gr10" draw:text-style-name="P4" draw:layer="layout" svg:x1="8.289cm" svg:y1="16.96cm" svg:x2="8.289cm" svg:y2="17.943cm">
          <text:p/>
        </draw:line>
        <draw:line draw:style-name="gr10" draw:text-style-name="P4" draw:layer="layout" svg:x1="12.989cm" svg:y1="7.662cm" svg:x2="17.1cm" svg:y2="7.662cm">
          <text:p/>
        </draw:line>
        <draw:line draw:style-name="gr11" draw:text-style-name="P4" draw:layer="layout" svg:x1="13.892cm" svg:y1="11.272cm" svg:x2="15.353cm" svg:y2="11.272cm">
          <text:p/>
        </draw:line>
        <draw:line draw:style-name="gr11" draw:text-style-name="P4" draw:layer="layout" svg:x1="13.746cm" svg:y1="15.345cm" svg:x2="15.207cm" svg:y2="15.345cm">
          <text:p/>
        </draw:line>
        <draw:line draw:style-name="gr11" draw:text-style-name="P4" draw:layer="layout" svg:x1="15.352cm" svg:y1="11.272cm" svg:x2="15.352cm" svg:y2="12.817cm">
          <text:p/>
        </draw:line>
        <draw:line draw:style-name="gr11" draw:text-style-name="P4" draw:layer="layout" svg:x1="15.206cm" svg:y1="15.345cm" svg:x2="15.206cm" svg:y2="13.8cm">
          <text:p/>
        </draw:line>
        <draw:line draw:style-name="gr10" draw:text-style-name="P4" draw:layer="layout" svg:x1="15.352cm" svg:y1="12.817cm" svg:x2="17.1cm" svg:y2="12.817cm">
          <text:p/>
        </draw:line>
        <draw:line draw:style-name="gr10" draw:text-style-name="P4" draw:layer="layout" svg:x1="15.206cm" svg:y1="13.8cm" svg:x2="17.1cm" svg:y2="13.8cm">
          <text:p/>
        </draw:line>
        <draw:frame draw:style-name="gr12" draw:text-style-name="P5" draw:layer="layout" svg:width="2.044cm" svg:height="1.12cm" svg:x="14.039cm" svg:y="6.989cm">
          <draw:text-box>
            <text:p><text:span text:style-name="T5">Ναι</text:span></text:p>
          </draw:text-box>
        </draw:frame>
        <draw:frame draw:style-name="gr13" draw:text-style-name="P5" draw:layer="layout" svg:width="2.045cm" svg:height="1.121cm" svg:x="13.6cm" svg:y="10.64cm">
          <draw:text-box>
            <text:p><text:span text:style-name="T5">Ναι</text:span></text:p>
          </draw:text-box>
        </draw:frame>
        <draw:frame draw:style-name="gr13" draw:text-style-name="P5" draw:layer="layout" svg:width="2.045cm" svg:height="1.121cm" svg:x="13.6cm" svg:y="15.486cm">
          <draw:text-box>
            <text:p><text:span text:style-name="T5">Ναι</text:span></text:p>
          </draw:text-box>
        </draw:frame>
        <draw:line draw:style-name="gr11" draw:text-style-name="P4" draw:layer="layout" svg:x1="25.284cm" svg:y1="7.691cm" svg:x2="26.452cm" svg:y2="7.691cm">
          <text:p/>
        </draw:line>
        <draw:line draw:style-name="gr11" draw:text-style-name="P4" draw:layer="layout" svg:x1="25.284cm" svg:y1="13.379cm" svg:x2="26.452cm" svg:y2="13.379cm">
          <text:p/>
        </draw:line>
        <draw:line draw:style-name="gr11" draw:text-style-name="P4" draw:layer="layout" svg:x1="26.452cm" svg:y1="7.691cm" svg:x2="26.452cm" svg:y2="16.68cm">
          <text:p/>
        </draw:line>
        <draw:line draw:style-name="gr11" draw:text-style-name="P4" draw:layer="layout" svg:x1="26.453cm" svg:y1="16.68cm" svg:x2="21.633cm" svg:y2="16.68cm">
          <text:p/>
        </draw:line>
        <draw:line draw:style-name="gr10" draw:text-style-name="P4" draw:layer="layout" svg:x1="21.633cm" svg:y1="16.68cm" svg:x2="21.633cm" svg:y2="17.944cm">
          <text:p/>
        </draw:line>
        <draw:frame draw:style-name="gr13" draw:text-style-name="P5" draw:layer="layout" svg:width="2.045cm" svg:height="1.121cm" svg:x="8.78cm" svg:y="8.954cm">
          <draw:text-box>
            <text:p><text:span text:style-name="T5">Όχι</text:span></text:p>
          </draw:text-box>
        </draw:frame>
        <draw:frame draw:style-name="gr14" draw:text-style-name="P5" draw:layer="layout" svg:width="2.045cm" svg:height="1.119cm" svg:x="8.78cm" svg:y="13.028cm">
          <draw:text-box>
            <text:p><text:span text:style-name="T5">Όχι</text:span></text:p>
          </draw:text-box>
        </draw:frame>
        <draw:frame draw:style-name="gr14" draw:text-style-name="P5" draw:layer="layout" svg:width="2.045cm" svg:height="1.119cm" svg:x="8.78cm" svg:y="17.102cm">
          <draw:text-box>
            <text:p><text:span text:style-name="T5">Όχι</text:span></text:p>
          </draw:text-box>
        </draw:frame>
        <draw:frame draw:style-name="gr15" draw:text-style-name="P5" draw:layer="layout" svg:width="7.594cm" svg:height="1.563cm" svg:x="17.634cm" svg:y="9.385cm">
          <draw:text-box>
            <text:p><text:span text:style-name="T5">΄Άμεση Δρομολόγηση</text:span></text:p>
          </draw:text-box>
        </draw:frame>
        <draw:frame draw:style-name="gr14" draw:text-style-name="P5" draw:layer="layout" svg:width="8.326cm" svg:height="1.119cm" svg:x="17.543cm" svg:y="14.672cm">
          <draw:text-box>
            <text:p><text:span text:style-name="T5">΄Έμμεση Δρομολόγηση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0:05:37.557000000</meta:creation-date>
    <dc:date>2017-01-29T19:44:15.621000000</dc:date>
    <meta:editing-duration>PT57M41S</meta:editing-duration>
    <meta:editing-cycles>13</meta:editing-cycles>
    <meta:generator>LibreOffice/5.2.3.3$Windows_x86 LibreOffice_project/d54a8868f08a7b39642414cf2c8ef2f228f780cf</meta:generator>
    <meta:document-statistic meta:object-count="34"/>
  </office:meta>
</office:document-meta>
</file>